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7.18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88cm" fo:min-width="0.13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55cm" fo:min-width="3cm"/>
    </style:style>
    <style:style style:name="gr6" style:family="graphic" style:parent-style-name="objectwithoutfill">
      <style:graphic-properties svg:stroke-color="#ffffff" draw:fill="solid" draw:fill-color="#000000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.45cm" fo:min-width="0.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88cm" svg:height="3.9cm" svg:x="1.512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0.9cm" svg:x="1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9cm" svg:x="4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9cm" svg:x="5.5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9cm" svg:x="2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3.1cm" svg:y="5.6cm">
          <text:p text:style-name="P2">q<text:span text:style-name="T1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6.7cm" svg:y="6.3cm">
          <text:p text:style-name="P2">q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8.1cm" svg:y="6.3cm">
          <text:p text:style-name="P2">q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cm" svg:y1="6.5cm" svg:x2="1.9cm" svg:y2="6.6cm">
          <text:p/>
        </draw:line>
        <draw:line draw:style-name="gr4" draw:text-style-name="P3" draw:layer="layout" svg:x1="2.3cm" svg:y1="7.1cm" svg:x2="3cm" svg:y2="8.2cm">
          <text:p/>
        </draw:line>
        <draw:line draw:style-name="gr4" draw:text-style-name="P3" draw:layer="layout" svg:x1="3.3cm" svg:y1="8cm" svg:x2="3.5cm" svg:y2="6.5cm">
          <text:p/>
        </draw:line>
        <draw:line draw:style-name="gr4" draw:text-style-name="P3" draw:layer="layout" svg:x1="3.6cm" svg:y1="5.6cm" svg:x2="4.5cm" svg:y2="3.6cm">
          <text:p/>
        </draw:line>
        <draw:line draw:style-name="gr4" draw:text-style-name="P3" draw:layer="layout" svg:x1="3.7cm" svg:y1="8.2cm" svg:x2="4.2cm" svg:y2="7.6cm">
          <text:p/>
        </draw:line>
        <draw:line draw:style-name="gr4" draw:text-style-name="P3" draw:layer="layout" svg:x1="4.4cm" svg:y1="6.8cm" svg:x2="3.9cm" svg:y2="6.4cm">
          <text:p/>
        </draw:line>
        <draw:line draw:style-name="gr4" draw:text-style-name="P3" draw:layer="layout" svg:x1="4.8cm" svg:y1="7.5cm" svg:x2="5.6cm" svg:y2="8.2cm">
          <text:p/>
        </draw:line>
        <draw:line draw:style-name="gr4" draw:text-style-name="P3" draw:layer="layout" svg:x1="5.9cm" svg:y1="3.6cm" svg:x2="7.2cm" svg:y2="6.3cm">
          <text:p/>
        </draw:line>
        <draw:line draw:style-name="gr4" draw:text-style-name="P3" draw:layer="layout" svg:x1="6.7cm" svg:y1="6.9cm" svg:x2="4.9cm" svg:y2="7.2cm">
          <text:p/>
        </draw:line>
        <draw:line draw:style-name="gr4" draw:text-style-name="P3" draw:layer="layout" svg:x1="6.8cm" svg:y1="3.5cm" svg:x2="8.5cm" svg:y2="6.3cm">
          <text:p/>
        </draw:line>
        <draw:custom-shape draw:style-name="gr5" draw:text-style-name="P4" xml:id="id1" draw:id="id1" draw:layer="layout" svg:width="3.5cm" svg:height="1.8cm" svg:x="3.7cm" svg:y="1.8cm">
          <text:p text:style-name="P2">Oracl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cm" svg:y1="9cm" svg:x2="5.9cm" svg:y2="9.9cm">
          <text:p/>
        </draw:line>
        <draw:path draw:style-name="gr6" draw:text-style-name="P5" draw:layer="layout" svg:width="0.699cm" svg:height="6.499cm" draw:transform="rotate (-1.5707963267949) translate (17.7cm 3.49999999999999cm)" svg:viewBox="0 0 700 6500" svg:d="M0 6500c700 0 700 0 700 0 0 0 0-5900 0-6200s-200 300-200 300l-200-500v600l-300-700z">
          <text:p/>
        </draw:path>
        <draw:path draw:style-name="gr7" draw:text-style-name="P3" draw:layer="layout" svg:width="0.699cm" svg:height="6.499cm" draw:transform="rotate (-1.5707963267949) translate (17.7cm 6.69999999999999cm)" svg:viewBox="0 0 700 6500" svg:d="M0 6500c700 0 700 0 700 0 0 0 0-5900 0-6200s-200 300-200 300l-200-500v600l-300-700z">
          <text:p/>
        </draw:path>
        <draw:connector draw:style-name="gr4" draw:text-style-name="P3" draw:layer="layout" svg:x1="7.2cm" svg:y1="2.7cm" svg:x2="14.35cm" svg:y2="3.5cm" draw:start-shape="id1" draw:start-glue-point="1" draw:end-shape="id2" draw:end-glue-point="0" svg:d="M7200 2700h7150v800" svg:viewBox="0 0 7151 801">
          <text:p/>
        </draw:connector>
        <draw:line draw:style-name="gr7" draw:text-style-name="P3" draw:layer="layout" svg:x1="8.8cm" svg:y1="5.3cm" svg:x2="8.8cm" svg:y2="2.7cm">
          <text:p/>
        </draw:line>
        <draw:connector draw:style-name="gr4" draw:text-style-name="P3" draw:layer="layout" svg:x1="9.193cm" svg:y1="5.973cm" svg:x2="15.25cm" svg:y2="6.7cm" draw:end-shape="id3" draw:end-glue-point="0" svg:d="M9193 5973v113h6057v614" svg:viewBox="0 0 6058 728">
          <text:p/>
        </draw:connector>
        <draw:custom-shape draw:style-name="gr8" draw:text-style-name="P5" draw:layer="layout" svg:width="0.9cm" svg:height="0.7cm" svg:x="11.2cm" svg:y="3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0.7cm" svg:x="12.1cm" svg:y="3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0.7cm" svg:x="13cm" svg:y="3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5" xml:id="id2" draw:id="id2" draw:layer="layout" svg:width="0.9cm" svg:height="0.7cm" svg:x="13.9cm" svg:y="3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0.7cm" svg:x="14.8cm" svg:y="3.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9cm" svg:height="0.7cm" svg:x="15.7cm" svg:y="3.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0.7cm" svg:x="11.2cm" svg:y="6.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0.7cm" svg:x="12.1cm" svg:y="6.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0.7cm" svg:x="13cm" svg:y="6.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9cm" svg:height="0.7cm" svg:x="13.9cm" svg:y="6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0.9cm" svg:height="0.7cm" svg:x="14.8cm" svg:y="6.7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9cm" svg:height="0.7cm" svg:x="15.7cm" svg:y="6.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4cm" svg:y1="7.2cm" svg:x2="6.4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9-27T14:12:00.430538353</meta:creation-date>
    <dc:date>2016-09-27T14:26:14.090136518</dc:date>
    <dc:creator>Francois SCHWARZENTRUBER</dc:creator>
    <meta:editing-duration>PT14M11S</meta:editing-duration>
    <meta:editing-cycles>8</meta:editing-cycles>
    <meta:generator>LibreOffice/5.0.6.2$Linux_X86_64 LibreOffice_project/00$Build-2</meta:generator>
    <meta:document-statistic meta:object-count="38"/>
  </office:meta>
</office:document-meta>
</file>